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padding="0.028in" fo:border="0.99pt solid #000000"/>
    </style:style>
    <style:style style:name="P2" style:family="paragraph" style:parent-style-name="Standard" style:master-page-name="Standard">
      <style:paragraph-properties style:page-number="1"/>
    </style:style>
    <style:style style:name="P3" style:family="paragraph" style:parent-style-name="Heading_20_3">
      <style:paragraph-properties fo:padding="0.028in" fo:border="0.99pt solid #000000"/>
    </style:style>
    <style:style style:name="P4" style:family="paragraph" style:parent-style-name="Heading_20_3">
      <style:paragraph-properties fo:padding="0in" fo:border="none"/>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tracked-changes text:track-changes="false">
        <text:changed-region xml:id="ct31713296" text:id="ct31713296">
          <text:insertion>
            <office:change-info>
              <dc:creator>Bright Obvious</dc:creator>
              <dc:date>2022-01-08T18:34:22</dc:date>
            </office:change-info>
          </text:insertion>
        </text:changed-region>
        <text:changed-region xml:id="ct32003504" text:id="ct32003504">
          <text:UnknownChange>
            <office:change-info>
              <dc:creator>Bright Obvious</dc:creator>
              <dc:date>2022-01-08T18:39:04</dc:date>
            </office:change-info>
          </text:UnknownChange>
        </text:changed-region>
        <text:changed-region xml:id="ct31820896" text:id="ct31820896">
          <text:UnknownChange>
            <office:change-info>
              <dc:creator>Bright Obvious</dc:creator>
              <dc:date>2022-01-08T18:39:04</dc:date>
            </office:change-info>
          </text:UnknownChange>
        </text:changed-region>
        <text:changed-region xml:id="ct31943216" text:id="ct31943216">
          <text:UnknownChange>
            <office:change-info>
              <dc:creator>Bright Obvious</dc:creator>
              <dc:date>2022-01-08T18:39:04</dc:date>
            </office:change-info>
          </text:UnknownChange>
        </text:changed-region>
        <text:changed-region xml:id="ct31993392" text:id="ct31993392">
          <text:UnknownChange>
            <office:change-info>
              <dc:creator>Bright Obvious</dc:creator>
              <dc:date>2022-01-08T18:39:04</dc:date>
            </office:change-info>
          </text:UnknownChange>
        </text:changed-region>
        <text:changed-region xml:id="ct31774944" text:id="ct31774944">
          <text:UnknownChange>
            <office:change-info>
              <dc:creator>Bright Obvious</dc:creator>
              <dc:date>2022-01-08T18:39:04</dc:date>
            </office:change-info>
          </text:Unknown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 {⊥,⊤,¬,∨,∧,→,↛,↔,⊕,↓,↑} {p, q} ⊢⊬⊨</text:p>
      <text:p text:style-name="Standard"/>
      <text:p text:style-name="Title"><text:bookmark text:name="_5soy6ggfffk3"/>Theories with Standard Formalization</text:p>
      <text:p text:style-name="Standard">The theories discussed in this paper will be referred to as <text:span text:style-name="T1">theories with standard formalization</text:span>. They can be briefly characterized as theories which are formalized within the first-order predicate logic (with identity,<text:change-start text:change-id="ct31713296"/> with quantifiers,<text:change-end text:change-id="ct31713296"/> without variable predicates).</text:p>
      <text:p text:style-name="Standard"/>
      <text:p text:style-name="Heading_20_2"><text:bookmark text:name="_kjdo7niijelz"/><office:annotation office:name="__Annotation__16_1580792201"><dc:creator>Ian Mclean</dc:creator><dc:date>2022-01-10T16:20:22</dc:date><text:p><text:span text:style-name="T3">Syntactic Definitions can be entirely replaced with notions about Formal Grammars and Formal Languages.</text:span></text:p><text:p/><text:p><text:span text:style-name="T3">One of the preferred formal syntax targets would be to have this all re-written for Sequent calculi.</text:span></text:p><text:p/><text:p><text:span text:style-name="T3">A section on metalanguage and metasyntax would be preferable to introduce as well.</text:span></text:p><text:p/><text:p><text:span text:style-name="T3">The Syntactic Definitions should be split into two sections. The first concerns exclusively those syntactic elements belonging to the logical calculus and the latter belonging to the non-logical theoretical language.</text:span></text:p><text:p/><text:p><text:span text:style-name="T3">Language for the non-logical theoretical language should be updated to make use of sigma signatures.</text:span></text:p><text:p/><text:p><text:span text:style-name="T3">Finally, the formal grammar and language approach should be used to introduce the concept of terminal and non-terminal symbols, and their relationship to formula and sentences.</text:span></text:p><text:p/><text:p><text:span text:style-name="T3">Possibly with a variant which uses BNF/EBNF/VW-grammar notation or more contemporary languages of formal linguistic specification.</text:span></text:p></office:annotation>Syntactic Definitions<office:annotation-end office:name="__Annotation__16_1580792201"/></text:p>
      <text:p text:style-name="P3"><text:bookmark text:name="_1g8kg2dwg2no"/>Definition: Variables and Constants of a Theory</text:p>
      <text:p text:style-name="P1">The symbols which occur in expressions of a given theory T are divided into <text:span text:style-name="T1">variables</text:span> and <text:span text:style-name="T1">constants</text:span>. </text:p>
      <text:p text:style-name="P1">The set of variables is assumed to be denumerable and hence infinite; the set of constants is either finite or denumerable. All the variables are treated as ranging over the same set of elements. </text:p>
      <text:p text:style-name="Standard"/>
      <text:p text:style-name="P3"><text:bookmark text:name="_34nh5lr4ttk3"/>Definition: Logical Constants of a Theory</text:p>
      <text:p text:style-name="P1">The constants are divided into <text:span text:style-name="T1">logical</text:span> and <text:span text:style-name="T1">non-logical</text:span> ones. </text:p>
      <text:p text:style-name="P1"/>
      <text:p text:style-name="P1">The logical constants are the <text:span text:style-name="T1"><office:annotation office:name="__Annotation__40_1580792201"><dc:creator>Ian Mclean</dc:creator><dc:date>2022-01-10T16:49:43</dc:date><text:p><text:span text:style-name="T3">It suffices that for whatever choice of formalism of a first order predicate logic equivalent syntax that we choose a set of connectives which are functionally complete.</text:span></text:p><text:p/><text:p><text:span text:style-name="T3">Variants for {NAND}, {NOR}, {AND, NOT}, {OR, NOT}, {IMPLIES, BOTTOM}, {NON-IMPLIES, TOP} would be prudent.</text:span></text:p><text:p/><text:p><text:span text:style-name="T3">Perhaps a concise definition of functional completeness.</text:span></text:p><text:p/><text:p><text:span text:style-name="T3">For choices of formalisms which accommodate it, there should be a brief aside about formulas in canonical normal forms. Conjunctive normal form (CNF) or clausal normal form; disjunctive normal form (DNF); algebraic normal form (ANF), ring sum normal form (RSNF or RNF), Zhegalkin normal form, or Reed–Muller expansion.</text:span></text:p></office:annotation></text:span><text:span text:style-name="T1">sentential connectives</text:span><office:annotation-end office:name="__Annotation__40_1580792201"/></text:p>
      <text:p text:style-name="P1"><text:change-start text:change-id="ct32003504"/>the <text:span text:style-name="T1">negation sign</text:span> ¬, <text:change-end text:change-id="ct32003504"/></text:p>
      <text:p text:style-name="P1"><text:change-start text:change-id="ct31820896"/>the <text:span text:style-name="T1">implication sign</text:span> →, <text:change-end text:change-id="ct31820896"/></text:p>
      <text:p text:style-name="P1"><text:change-start text:change-id="ct31943216"/>the <text:span text:style-name="T1">equivalence sign</text:span> ↔, <text:change-end text:change-id="ct31943216"/></text:p>
      <text:p text:style-name="P1"><text:change-start text:change-id="ct31993392"/>the <text:span text:style-name="T1">disjunction sign</text:span> ∨, <text:change-end text:change-id="ct31993392"/></text:p>
      <text:p text:style-name="P1"><text:change-start text:change-id="ct31774944"/>the <text:span text:style-name="T1">conjunction sign </text:span>∧; <text:change-end text:change-id="ct31774944"/></text:p>
      <text:p text:style-name="P1"/>
      <text:p text:style-name="P1"><text:soft-page-break/>the quantifiers</text:p>
      <text:p text:style-name="P1">the <text:span text:style-name="T1">universal quantifier</text:span> ∀ and <text:span text:style-name="T1">existential quantification</text:span> ∃; </text:p>
      <text:p text:style-name="P1"/>
      <text:p text:style-name="P1">and finally, the i<text:span text:style-name="T1">dentity symbol</text:span> <text:span text:style-name="T2">=</text:span>. </text:p>
      <text:p text:style-name="P4"><text:bookmark text:name="_ldx0pw7cmemg"/></text:p>
      <text:p text:style-name="P3"><text:bookmark text:name="_94hcvw7v90ry"/>Definition: <office:annotation office:name="__Annotation__77_1580792201"><dc:creator>Ian Mclean</dc:creator><dc:date>2022-01-10T16:59:24</dc:date><text:p><text:span text:style-name="T3">This entire section should be moved to the end of the Syntactic Definitions, and each part of this should be expanded under a general definition of a Signature of a First Order Theory.</text:span></text:p><text:p/><text:p><text:span text:style-name="T3">Each of Predicates and Relations, Operations, and Individual Constants should get an explicit section defining them with examples.</text:span></text:p></office:annotation>non-Logical Constants of a Theory AKA Signature of a Theory<office:annotation-end office:name="__Annotation__77_1580792201"/></text:p>
      <text:p text:style-name="P1"/>
      <text:p text:style-name="P1">The non-logical constants are the <text:span text:style-name="T1">predicates</text:span> (or <text:span text:style-name="T1">relation symbols</text:span>), the <text:span text:style-name="T1">operation symbols</text:span>, and the <text:span text:style-name="T1">individual constants</text:span>.</text:p>
      <text:p text:style-name="P1">With every predicate and every operation symbol a positive integer is correlated which is called the <text:span text:style-name="T1">rank</text:span> of the symbol. Thus, we may have in T <text:span text:style-name="T1">unary</text:span> predicates and operation symbols (I.E. symbols of rank 1), <text:span text:style-name="T1">binary</text:span> predicates and operation symbols (symbols of rank 2), etc. The identity symbol, though regarded as a logical constant, is included in the set of binary predicates. </text:p>
      <text:p text:style-name="Standard"/>
      <text:p text:style-name="Standard">In practice, in addition to variables and constants, the so-called technical symbols like parentheses and commas, are also used in constructing expressions; however, <office:annotation office:name="__Annotation__101_1580792201"><dc:creator>Ian Mclean</dc:creator><dc:date>2022-01-10T16:56:51</dc:date><text:p><text:span text:style-name="T3">Polish or reverse polish notation should be preferred for this reason. This suggests the possibility of a LISP dialect.</text:span></text:p></office:annotation><office:annotation office:name="__Annotation__99_1580792201"><dc:creator>Bright Obvious</dc:creator><dc:date>2022-01-08T18:46:03</dc:date><text:p><text:span text:style-name="T3">I kinda want to see a rigorous proof o this</text:span></text:p></office:annotation>theoretically <office:annotation-end office:name="__Annotation__99_1580792201"/><office:annotation-end office:name="__Annotation__101_1580792201"/>these technical symbols can be dispensed with.</text:p>
      <text:p text:style-name="Standard"/>
      <text:p text:style-name="P3"><text:bookmark text:name="_fkplzk8xgxja"/>Definition: Terms</text:p>
      <text:p text:style-name="P1">Among expressions (I.E. finite concatenations of symbols) we distinguish <text:span text:style-name="T1">terms</text:span> and <text:span text:style-name="T1">formulas</text:span>. </text:p>
      <text:p text:style-name="P1">The simplest, so-called atomic, terms are the variables and the individual constants; a compound term is obtained by combining <text:span text:style-name="T1">n</text:span> simpler terms by means of an operation symbol of rank <text:span text:style-name="T1">n</text:span>. </text:p>
      <text:p text:style-name="Standard"/>
      <text:p text:style-name="P3"><text:bookmark text:name="_zde6cn6aten3"/>Definition: Formulas</text:p>
      <text:p text:style-name="P1">Similarly, an atomic formula is obtained by combining <text:span text:style-name="T1">n</text:span> arbitrary terms by means of a predicate of rank <text:span text:style-name="T1">n</text:span>; compound formulas are built from simpler ones by means of sentential connectives and quantifier expressions (I.E. quantifiers followed by variables like ∀x or ∃y). </text:p>
      <text:p text:style-name="Standard"/>
      <text:p text:style-name="P3"><text:bookmark text:name="_ner9ei6wm0m7"/>Definition: Sentences</text:p>
      <text:p text:style-name="P1">An occurrence of a variable in a formula may be either <text:span text:style-name="T1">free</text:span> or <text:span text:style-name="T1">bound</text:span>; a formula in which no variable occurs free is called a <text:span text:style-name="T1">sentence</text:span>.</text:p>
      <text:p text:style-name="Standard"><text:soft-page-break/></text:p>
      <text:p text:style-name="Standard"/>
      <text:p text:style-name="Heading_20_2"><text:bookmark text:name="_j4849hyk1sx9"/><office:annotation office:name="__Annotation__143_1580792201"><dc:creator>Ian Mclean</dc:creator><dc:date>2022-01-10T16:31:55</dc:date><text:p><text:span text:style-name="T3">This section should be updated with the contemporary simplifications and innovations of the general model-theoretical paradigm of semantics as it has developed since the publication of the text. There should be a section which explicitly discusses the relation or equivalence between the model-theoretical paradigm of semantics and the paradigm of truth-preserving entailment.</text:span></text:p><text:p/><text:p><text:span text:style-name="T3">A variant that should be developed would consider and contrast with the degree-preserving paradigm of semantics.</text:span></text:p><text:p/><text:p><text:span text:style-name="T3">Need an explicit elaboration of the Gödel proof of the equivalence of semantic and logical entailment. Particularly a concise outline of the conditions for their equivalence.</text:span></text:p><text:p/><text:p><text:span text:style-name="T3">In all variants, the formal definition of a formal system and formal semantics should be introduced here. This is defining a particular class of deductive formal theories of which first order predicate logical axiomatic theories form one specific class.</text:span></text:p><text:p/><text:p><text:span text:style-name="T3">Under Possible Realizations of a Theory and the Universe of 𝕽 and under Satisfaction, there should be a more explicit description of these definitional sections to the T Schema and the conditions for the T Schema.</text:span></text:p><text:p/><text:p><text:span text:style-name="T3">It would be useful to have have more explicit formal diagrams representing the square of opposition formed by validity and satisfaction as generally defined here.</text:span></text:p><text:p/><text:p><text:span text:style-name="T3">This is the appropriate place to discuss the metalinguistic links of "entailment" and "AND" and their formal representation in the formal language and grammar of choice. For sequent calculi, this will be the turnstile and the usage of visual gaps in the formal presentation.</text:span></text:p></office:annotation>Semantic Definitions<office:annotation-end office:name="__Annotation__143_1580792201"/></text:p>
      <text:p text:style-name="Heading_20_4"><text:bookmark text:name="_tjgmz1u11mbt"/>Proof-Theoretical Semantics</text:p>
      <text:p text:style-name="P3"><text:bookmark text:name="_p7v1ubn4syey"/>Definition: Axiomatic Proof</text:p>
      <text:p text:style-name="P1">Two further notions, those of <text:span text:style-name="T1">logical derivability</text:span> and <text:span text:style-name="T1">logical validity</text:span>, are involved in the metamathematical discussion of any theory T. </text:p>
      <text:p text:style-name="P1">First, we single out certain sentences of T which are referred to as <text:span text:style-name="T1">logical axioms</text:span>. </text:p>
      <text:p text:style-name="P1">Secondly, we describe certain (finitary) operations, the so-called <text:span text:style-name="T1">operations of inference</text:span>, which when performed on sentences yield new sentences. </text:p>
      <text:p text:style-name="Standard"/>
      <text:p text:style-name="Standard">Usually the set of logical axioms is infinite while the set of operations of inference is finite.</text:p>
      <text:p text:style-name="P3"><text:bookmark text:name="_egkodarawdk6"/>Definition: Modus Ponens; the method of affirmation.</text:p>
      <text:p text:style-name="P1">The most important operation of inference is that of <text:span text:style-name="T1">detachment</text:span> (<text:span text:style-name="T1">modus ponens</text:span>), which when applied to two sentences Φ and Φ→Ψ yields the sentence Ψ. </text:p>
      <text:p text:style-name="Standard"/>
      <text:p text:style-name="Standard">In fact, it proves to be possible, by selecting a suitable set of logical axioms, to use the operations of detachment as the only operation of inference in formulating adequate definitions of derivability and logical validity.</text:p>
      <text:p text:style-name="P3"><text:bookmark text:name="_6hmmyz6km3g"/>Definition: Derivable Sentences</text:p>
      <text:p text:style-name="P1">A sentence is now said to be <text:span text:style-name="T1">logically derivable</text:span> or simply <text:span text:style-name="T1">derivable</text:span> from a set A of sentences if it can be obtained from sentences of A and from logical axioms by performing operations of inference an arbitrary number of times. </text:p>
      <text:p text:style-name="Standard"/>
      <text:p text:style-name="P3"><text:bookmark text:name="_7diup5q10ylk"/>Definition: Logically Valid or Provable Sentences</text:p>
      <text:p text:style-name="P1">A sentence is called <text:span text:style-name="T1">logically valid</text:span> (or <text:span text:style-name="T1">logically provable</text:span>) if it is derivable from the set of logical axioms--or what amounts to the same thing, from the <office:annotation office:name="__Annotation__195_1580792201"><dc:creator>Bright Obvious</dc:creator><dc:date>2022-01-08T19:06:13</dc:date><text:p><text:span text:style-name="T3">wtf?</text:span></text:p></office:annotation>empty set of sentences<office:annotation-end office:name="__Annotation__195_1580792201"/>.</text:p>
      <text:p text:style-name="Heading_20_4"><text:bookmark text:name="_rreit0vcg67f"/>Model-Theoretical Semantics</text:p>
      <text:p text:style-name="Standard">Another method of defining logically derivable and logically valid is available which essentially involves the use of some semantical notions and the notion of satisfaction.</text:p>
      <text:p text:style-name="P3"><text:bookmark text:name="_ia7nfr5qa2we"/><text:soft-page-break/>Definition: Possible Realizations of a Theory and the Universe of 𝕽</text:p>
      <text:p text:style-name="P1">We assume that all the non-logical constants of T have been arranged in a (finite or infinite) sequence &lt;<text:span text:style-name="T2">C_0</text:span>, …, <text:span text:style-name="T2">C_n</text:span>, …&gt;, without repeating terms. </text:p>
      <text:p text:style-name="P1">We consider systems 𝕽 formed by a non-empty set U and by a sequence &lt;C_0, …, C_n, …&gt; of certain mathematical entities, with the same number of terms as the sequence of non-logical constants. </text:p>
      <text:p text:style-name="P1"/>
      <text:p text:style-name="P1">The mathematical nature of each C_n depends on the logical character of the corresponding constant <text:span text:style-name="T2">C_n</text:span>. Thus, </text:p>
      <text:p text:style-name="P1">if <text:span text:style-name="T2">C_n</text:span> is a unary predicate, then C_n is a subset of U; more generally, if <text:span text:style-name="T2">C_n</text:span> is an <text:span text:style-name="T1">m</text:span>-ary predicate, then C_n is an <text:span text:style-name="T1">m</text:span>-ary relation the field of which is a subset of U. </text:p>
      <text:p text:style-name="P1">If <text:span text:style-name="T2">C_n</text:span> is an <text:span text:style-name="T1">m</text:span>-ary operation symbol, C_n is an <text:span text:style-name="T1">m</text:span>-ary operation (function of <text:span text:style-name="T1">m</text:span> arguments) defined over arbitrary ordered <text:span text:style-name="T1">m</text:span>-tuples &lt;<text:span text:style-name="T1">x_1</text:span>, …, <text:span text:style-name="T1">x_m</text:span>&gt; of elements of U and assuming elements of U as values. </text:p>
      <text:p text:style-name="P1">If <text:span text:style-name="T2">C_n</text:span> is an individual constant, C_n is simply an element of U. </text:p>
      <text:p text:style-name="P1"/>
      <text:p text:style-name="P1">Such a system (sequence) 𝕽 = &lt;U, C_0, …, C_n, …&gt; is called a <text:span text:style-name="T1">possible realization</text:span> or simply a <text:span text:style-name="T1">realization</text:span> of T; the set U is called the <text:span text:style-name="T1">universe</text:span> of 𝕽. </text:p>
      <text:p text:style-name="Standard"/>
      <text:p text:style-name="P3"><text:bookmark text:name="_snce395wt6ao"/>Definition: Satisfaction</text:p>
      <text:p text:style-name="P1">We assume it to be clear under what conditions a sentence Φ of T is said to <text:span text:style-name="T1">be satisfied</text:span> or to <text:span text:style-name="T1">hold</text:span> in a given realization 𝕽. </text:p>
      <text:p text:style-name="P1">Roughly speaking, this means that Φ turns out to be true if </text:p>
      <text:p text:style-name="P1">(i) all the variables occurring in T are assumed to range over the set U; </text:p>
      <text:p text:style-name="P1">(ii) the logical constants are interpreted in the usual way; </text:p>
      <text:p text:style-name="P1">(iii) each of the non-logical constants <text:span text:style-name="T2">C_n</text:span> is understood to denote the corresponding term C_n in 𝕽. </text:p>
      <text:p text:style-name="Standard"/>
      <text:p text:style-name="Standard">Assume, e.g., that the term <text:span text:style-name="T2">C_n</text:span> in the sequence of constants is a unary predicate and that consequently C_n is a subset of U. Then the sentence ∀x <text:span text:style-name="T2">C_n</text:span> x holds in 𝕽 if and only if every element of U is an element of C_n and hence C_n coincides with U.</text:p>
      <text:p text:style-name="P3"><text:bookmark text:name="_5c7cxmqq0g0f"/>Definition: Logical Consequence and Logical Truth</text:p>
      <text:p text:style-name="P1">A sentence Φ is said to be a <text:span text:style-name="T1">logical consequence</text:span> of a set A of sentences if it is satisfied in every realization 𝕽 in which all sentences of A are satisfied; it is called <text:span text:style-name="T1">logical true</text:span> if it is satisfied in every possible realization.</text:p>
      <text:p text:style-name="Standard"><text:soft-page-break/></text:p>
      <text:p text:style-name="Standard">As opposed to the notions of logical consequence and logical truth, the related notions of logical derivability and logical validity, when defined in terms of axioms and operations of inference, seem to have a rather accidental and arbitrary character.</text:p>
      <text:p text:style-name="Heading_20_4"><text:bookmark text:name="_5ebw4opr1icn"/>Equivalence of Proof-Theoretical and Model-Theoretical Semantics for Theories in Standard Formalization</text:p>
      <text:p text:style-name="Standard">Hence, it might seem natural to redefine logical derivability and logical validity simply by stipulating that a sentence is derivable from A if it is a logical consequence of A, and by identifying logically valid sentences with logically true sentences. From the results in Gödel [5] it follows that under the systems of logical axioms and operations of inference known from the literature the two methods of defining derivability and logical validity are entirely equivalent (when applied to theories with standard formalization).</text:p>
      <text:p text:style-name="Standard"/>
      <text:p text:style-name="Standard">An important property of the notion of derivability is stated in the following well-known theorem, which is often applied in meta-mathematical discussion:</text:p>
      <text:p text:style-name="P3"><text:bookmark text:name="_jx5mpfs3prh"/>Deduction Theorem I </text:p>
      <text:p text:style-name="P1">Let A be a set of sentences of a theory T and let Φ_1, ..., Φ_n, Ψ be any sentences of T. </text:p>
      <text:p text:style-name="P1">For Ψ to be derivable from the set A supplemented by the sentences Φ_1, ..., Φ_n it is necessary and sufficient that the sentence </text:p>
      <text:p text:style-name="P1">(Φ_1∧...∧Φ_n) → Ψ </text:p>
      <text:p text:style-name="P1">be derivable from the set A alone.</text:p>
      <text:p text:style-name="Standard"/>
      <text:p text:style-name="P3"><text:bookmark text:name="_dahakgfztjia"/>Deduction Theorem II </text:p>
      <text:p text:style-name="P1">Let A be a set of sentences of a theory T, and let Ψ be a sentence of T. </text:p>
      <text:p text:style-name="P1">For Ψ to be derivable from A it is necessary and sufficient that <office:annotation office:name="__Annotation__302_1580792201"><dc:creator>Bright Obvious</dc:creator><dc:date>2022-01-08T20:01:43</dc:date><text:p><text:span text:style-name="T3">wut</text:span></text:p></office:annotation>A be empty and Ψ be logically valid <office:annotation-end office:name="__Annotation__302_1580792201"/>or else that A contain some sentences Φ_1, ..., Φ_n such that the sentence </text:p>
      <text:p text:style-name="P1">(Φ_1∧...∧Φ_n) → Ψ </text:p>
      <text:p text:style-name="P1">is logically valid.</text:p>
      <text:p text:style-name="Standard">Thus the notion of derivability has a simple characterization in terms of logically valid sentences.</text:p>
      <text:p text:style-name="P3"><text:bookmark text:name="_rye6vk6bznb1"/>Definition: Valid Sentences</text:p>
      <text:p text:style-name="P1">To complete the description of a theory T we have to define what we mean by a <text:span text:style-name="T1">valid</text:span> sentence in general (as opposed to a logically valid sentence). No uniform method for defining this notion is available. </text:p>
      <text:p text:style-name="Standard"/>
      <text:p text:style-name="P3"><text:bookmark text:name="_a5ura1bx3ope"/><text:soft-page-break/>Definition: Valid Sentences by Non-Logical Axioms</text:p>
      <text:p text:style-name="P1">Often we single out a (finite or infinite) set of sentences called <text:span text:style-name="T1">non-logical axioms</text:span>, and define a sentence to be valid if and only if it is derivable from this set--or, what amounts to the same, from the set of all axioms, both logical and non-logical. </text:p>
      <text:p text:style-name="Heading_20_3"><text:bookmark text:name="_g8nq2ucnr2k3"/></text:p>
      <text:p text:style-name="P3"><text:bookmark text:name="_j6hbz984rn49"/>Definition: Axiomatic Theories</text:p>
      <text:p text:style-name="P1">Theories in which the notion of validity has been introduced in this way are referred to as <text:span text:style-name="T1">axiomatically built</text:span> or, simply <text:span text:style-name="T1">axiomatic</text:span> theories; when referring to such theories, we often use the term “<text:span text:style-name="T1">provable</text:span>” instead of “<text:span text:style-name="T1">valid</text:span>”.</text:p>
      <text:p text:style-name="Standard"/>
      <text:p text:style-name="Standard">We do not restrict ourselves to the discussion of axiomatic theories. Sometimes we agree to consider as valid those and only those sentences which are satisfied in a given realization or in all realizations of a given class; sometimes we define validity for a theory in terms of validity for some other theories for which this notion has been previously defined. </text:p>
      <text:p text:style-name="Standard"/>
      <text:p text:style-name="Standard">We assume, however, that for each of the theories discussed the notion of validity has been defined in one way or another. </text:p>
      <text:p text:style-name="Standard"/>
      <text:p text:style-name="P3"><text:bookmark text:name="_46gv5ko84aby"/>Definition: General Condition for Validity of Sentences</text:p>
      <text:p text:style-name="P1">We assume that under this definition every sentence which is logically derivable from a set of valid sentences is itself valid, and that consequently every logically valid sentence is valid; this is the only condition imposed upon the definition of validity. </text:p>
      <text:p text:style-name="Standard"/>
      <text:p text:style-name="P3"><text:bookmark text:name="_yfgl5s1oyzep"/>Definition: Model of a Theory</text:p>
      <text:p text:style-name="P1">A possible realization in which all valid sentences of a theory T are satisfied is called a <text:span text:style-name="T1">model</text:span> of T.</text:p>
      <text:p text:style-name="Standard"/>
      <text:p text:style-name="Standard">In all the theories with standard formalization the same symbols are assumed to be used as variables and logical constants; apart from differences in non-logical constants, the same expressions are regarded as formulas, sentences, logical axioms, and logically valid sentences. </text:p>
      <text:p text:style-name="Standard"/>
      <text:p text:style-name="Standard">However, the notions of validity in these theories may of course exhibit essential differences. </text:p>
      <text:p text:style-name="Standard"/>
      <text:p text:style-name="Heading_20_2"><text:bookmark text:name="_viycb9t2hvsp"/><office:annotation office:name="__Annotation__359_1580792201"><dc:creator>Ian Mclean</dc:creator><dc:date>2022-01-10T16:37:36</dc:date><text:p><text:span text:style-name="T3">This section needs a statement towards the top of it which discusses what precisely is the minimum conditions and notation in the formalisms of choice for the representation of a formal theory.</text:span></text:p><text:p/><text:p><text:span text:style-name="T3">In effect, a summary of the formal definitions and relations of the formal grammar, language, system, and semantics introduced and detailed above.</text:span></text:p><text:p/><text:p><text:span text:style-name="T3">A single canonical example of a axiomatic formal theory and of a non-axiomatic formal theory in the formalism of choice should be provided as a reference.</text:span></text:p></office:annotation>Theoretical Definitions<office:annotation-end office:name="__Annotation__359_1580792201"/></text:p>
      <text:p text:style-name="P3"><text:bookmark text:name="_j8a4v7gg7gd5"/><text:soft-page-break/>Definition: Uniqueness of a Theory in Standard Formalization</text:p>
      <text:p text:style-name="P1">A theory is uniquely determined by the set of all its valid sentences; two theories are regarded as identical if their sets of valid sentences coincide. </text:p>
      <text:p text:style-name="Standard"/>
      <text:p text:style-name="P3"><text:bookmark text:name="_roy6cf7ttom9"/>Definition: Uniqueness of an Axiomatic Theory in Standard Formalization</text:p>
      <text:p text:style-name="P1">An axiomatic theory is uniquely determined by its non-logical constants and non-logical axioms.</text:p>
      <text:p text:style-name="Standard"/>
      <text:p text:style-name="P3"><text:bookmark text:name="_a6gjblgf2zw5"/>Definition: Subtheory or Supertheory; Subtension or Extension</text:p>
      <text:p text:style-name="P1">A theory T_1 is called a <text:span text:style-name="T1">subtheory</text:span> of a theory T_2 if every sentence which is valid in T_1 is also valid in T_2; under the same conditions T_2 is referred to as an <text:span text:style-name="T1">extension</text:span> of T_1. </text:p>
      <text:p text:style-name="Standard"/>
      <text:p text:style-name="P3"><text:bookmark text:name="_xr8vv4o3n0et"/>Definition: Inessential Extensions of Theories in Standard Formalization</text:p>
      <text:p text:style-name="P1">An extension T_2 of T_1 is called <text:span text:style-name="T1">inessential</text:span> if every constant of T_2 which does not occur in T_1 is an individual constant and if every valid sentence of T_2 is derivable in T_2 from a set of valid sentences of T_1. </text:p>
      <text:p text:style-name="P1">If T_1 is axiomatic, then an inessential extension of T_1 is obtained by adding some new individual constants, but without adding any new non-logical axioms. </text:p>
      <text:p text:style-name="Standard"/>
      <text:p text:style-name="Standard">By saying that a sentence Φ is derivable <text:span text:style-name="T1">in a theory</text:span> T from a set A we stress the fact that, in deriving Φ, we may use both sentences of A and logical axioms of T. It is easily seen that, whenever Φ is derivable from A in some theory T, it is also derivable from A in every theory T' which contains all the non-logical constants occurring in Φ and in sentences of A.</text:p>
      <text:p text:style-name="P3"><text:bookmark text:name="_kj7cck74g99z"/>Definition: Finite Extensions of Theories in Standard Formalization</text:p>
      <text:p text:style-name="P1">An extension T_2 of T_1 is referred to as a <text:span text:style-name="T1">finite</text:span> extension if there is a finite set A of valid sentences of T_2 such that every valid sentence of T_2 is derivable from a set of sentences which are valid in T_1 or belong to A. Clearly every inessential extension is a finite extension.</text:p>
      <text:p text:style-name="Standard"/>
      <text:p text:style-name="P3"><text:bookmark text:name="_ukee8pbqapeh"/>Definition: Union of Theories in Standard Formalization</text:p>
      <text:p text:style-name="P1">Among the extensions common to two given theories T_1 and T_2 there is always a smallest one, which is a subtheory of any other common extension; this smallest common extension is referred to as the <text:span text:style-name="T1">union</text:span> of the given theories. </text:p>
      <text:p text:style-name="P1">The union T of T_1 and T_2 is fully characterized by the following two conditions: </text:p>
      <text:p text:style-name="P1">(i) the set of all non-logical constants of T is the (set theoretical) union of the set of all non-logical constants of T_1 and T_2; </text:p>
      <text:p text:style-name="P1"><text:soft-page-break/>(ii) a sentence is valid in T if and only if it is derivable in T from a set of sentences which are valid in T_1 or T_2. </text:p>
      <text:p text:style-name="P1">If the theories T_1 and T_2 are axiomatic, we can construct T by postulating, in addition to (i), the analogous condition for the set of non-logical axioms.</text:p>
      <text:p text:style-name="Standard"/>
      <text:p text:style-name="Standard">Notice that condition (i) unambiguously determines the notions of a sentence of T and of a logical axiom of T, and hence also the notion of derivability in T. </text:p>
      <text:p text:style-name="P3"><text:bookmark text:name="_rbl1w06lbpx5"/>Definition: Consistent Theories</text:p>
      <text:p text:style-name="P1">A theory T is called <text:span text:style-name="T1">consistent</text:span> if not every sentence of T is valid in T; or, in an equivalent formulation, if there exists no sentence such that both Φ and ¬Φ are valid in T. </text:p>
      <text:p text:style-name="Standard"/>
      <text:p text:style-name="P3"><text:bookmark text:name="_ww76z3i6tif1"/>Definition: Complete Theories</text:p>
      <text:p text:style-name="P1">A theory T is called <text:span text:style-name="T1">complete</text:span> if there is no consistent extension of T which is different from T, but which has the same constants as T; equivalently, if, for every sentence Φ of T, either Φ or ¬Φ is valid in T. </text:p>
      <text:p text:style-name="Standard"/>
      <text:p text:style-name="Standard">The proof of the equivalence of the two definitions of completeness is based upon Deduction Theorem I.</text:p>
      <text:p text:style-name="P3"><text:bookmark text:name="_1sy5s58nb782"/>Definition: Compatible Theories</text:p>
      <text:p text:style-name="P1">Two theories T_1 and T_2 are said to be <text:span text:style-name="T1">compatible</text:span> if they have a common consistent extension; this is equivalent to saying that the union of T_1 and T_2 is consist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118" meta:word-count="2302" meta:character-count="13695" meta:non-whitespace-character-count="11455"/>
    <meta:generator>LibreOfficeDev/6.0.5.2$Linux_X86_64 LibreOffice_project/</meta:generator>
  </office:meta>
</office:document-meta>
</file>